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612 Mono" svg:font-family="'B612 Mono'" style:font-pitch="fixed"/>
    <style:font-face style:name="B612 Mono1" svg:font-family="'B612 Mono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64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5.75cm" fo:min-width="20.75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4cm" fo:min-width="4.15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341cm" fo:min-width="3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8cm" fo:min-width="4.75cm"/>
      <style:paragraph-properties style:writing-mode="lr-tb"/>
    </style:style>
    <style:style style:name="gr6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cm" fo:min-width="4.15cm"/>
      <style:paragraph-properties style:writing-mode="lr-tb"/>
    </style:style>
    <style:style style:name="gr8" style:family="graphic" style:parent-style-name="objectwithoutfill">
      <style:graphic-properties svg:stroke-color="#000000" draw:marker-end="Linienspitzen_20_3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7cm" fo:min-width="5.5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05cm" fo:min-width="4.5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45cm" fo:min-width="4.15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cm" fo:min-width="4.75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3cm" fo:min-width="4.75cm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85cm" fo:min-width="4.25cm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5.1cm" fo:min-width="4.25cm"/>
      <style:paragraph-properties style:writing-mode="lr-tb"/>
    </style:style>
    <style:style style:name="gr16" style:family="graphic" style:parent-style-name="objectwithoutfill">
      <style:graphic-properties svg:stroke-color="#666666" draw:marker-end="Linienspitzen_20_3" draw:marker-end-width="0.3cm" draw:fill="none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B612 Mono" fo:font-size="32pt" style:font-size-asian="32pt" style:font-size-complex="32pt"/>
    </style:style>
    <style:style style:name="P2" style:family="paragraph">
      <style:paragraph-properties fo:text-align="start" style:writing-mode="lr-tb"/>
      <style:text-properties style:font-name="B612 Mono" fo:font-size="20pt" style:font-size-asian="20pt" style:font-size-complex="20pt"/>
    </style:style>
    <style:style style:name="P3" style:family="paragraph">
      <loext:graphic-properties draw:fill="solid" draw:fill-color="#ffffff"/>
      <style:paragraph-properties fo:text-align="start" style:writing-mode="lr-tb"/>
      <style:text-properties style:font-name="B612 Mono" fo:font-size="20pt" style:font-size-asian="20pt" style:font-size-complex="20pt"/>
    </style:style>
    <style:style style:name="P4" style:family="paragraph">
      <style:paragraph-properties fo:text-align="start" style:writing-mode="lr-tb"/>
      <style:text-properties style:font-name="B612 Mono" fo:font-size="16pt" style:font-size-asian="16pt" style:font-size-complex="16pt"/>
    </style:style>
    <style:style style:name="P5" style:family="paragraph">
      <loext:graphic-properties draw:fill="solid" draw:fill-color="#ffffff"/>
      <style:paragraph-properties fo:text-align="start" style:writing-mode="lr-tb"/>
      <style:text-properties style:font-name="B612 Mono"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style:font-name="B612 Mono" fo:font-size="12pt"/>
    </style:style>
    <style:style style:name="P7" style:family="paragraph">
      <style:paragraph-properties fo:text-align="center"/>
      <style:text-properties style:font-name="B612 Mono" fo:font-size="12pt"/>
    </style:style>
    <style:style style:name="P8" style:family="paragraph">
      <style:paragraph-properties fo:text-align="start" style:writing-mode="lr-tb"/>
      <style:text-properties style:font-name="B612 Mono" fo:font-size="12pt" style:font-size-asian="12pt" style:font-size-complex="12pt"/>
    </style:style>
    <style:style style:name="P9" style:family="paragraph">
      <loext:graphic-properties draw:fill="solid" draw:fill-color="#ffffff"/>
      <style:paragraph-properties fo:text-align="start" style:writing-mode="lr-tb"/>
      <style:text-properties style:font-name="B612 Mono"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style:font-name="B612 Mono" fo:font-size="12pt"/>
    </style:style>
    <style:style style:name="P12" style:family="paragraph">
      <style:paragraph-properties fo:text-align="center"/>
      <style:text-properties fo:color="#666666" loext:opacity="100%"/>
    </style:style>
    <style:style style:name="P13" style:family="paragraph">
      <loext:graphic-properties draw:fill="none"/>
      <style:paragraph-properties fo:text-align="center" style:writing-mode="lr-tb"/>
      <style:text-properties fo:color="#666666" loext:opacity="100%" style:font-name="B612 Mono" fo:font-size="12pt"/>
    </style:style>
    <style:style style:name="T1" style:family="text">
      <style:text-properties style:font-name="B612 Mono" fo:font-size="24pt" style:font-size-asian="24pt" style:font-size-complex="24pt"/>
    </style:style>
    <style:style style:name="T2" style:family="text">
      <style:text-properties style:font-name="B612 Mono" fo:font-size="12pt" style:font-size-asian="12pt" style:font-size-complex="12pt"/>
    </style:style>
    <style:style style:name="T3" style:family="text">
      <style:text-properties style:font-name="B612 Mono" fo:font-size="20pt" style:font-size-asian="20pt" style:font-size-complex="20pt"/>
    </style:style>
    <style:style style:name="T4" style:family="text">
      <style:text-properties style:font-name="B612 Mono" fo:font-size="16pt" style:font-size-asian="16pt" style:font-size-complex="16pt"/>
    </style:style>
    <style:style style:name="T5" style:family="text">
      <style:text-properties style:font-name="B612 Mono" fo:font-size="12pt"/>
    </style:style>
    <style:style style:name="T6" style:family="text">
      <style:text-properties fo:color="#666666" loext:opacity="100%" style:font-name="B612 Mono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75cm" svg:height="2.314cm" svg:x="1cm" svg:y="1cm">
          <draw:text-box>
            <text:p><text:span text:style-name="T1">tiny486</text:span></text:p>
            <text:p><text:span text:style-name="T2">A new retro computer / i486 embedded devkit</text:span></text:p>
          </draw:text-box>
        </draw:frame>
        <draw:custom-shape draw:style-name="gr2" draw:text-style-name="P3" draw:layer="layout" svg:width="21.25cm" svg:height="16cm" svg:x="1.5cm" svg:y="3.5cm">
          <text:p text:style-name="P2"><text:span text:style-name="T3">Tiny486 Unit</text:span></text:p>
          <text:p text:style-name="P2"><text:span text:style-name="T3">Mini-DT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4.65cm" svg:height="2.65cm" svg:x="18.5cm" svg:y="16.5cm">
          <text:p text:style-name="P4"><text:span text:style-name="T4">HIDman</text:span></text:p>
          <text:p text:style-name="P4"><text:span text:style-name="T2">USB 1.1 → PS/2</text:span><text:span text:style-name="T2"><text:line-break/></text:span><text:span text:style-name="T2">Converter</text:span></text:p>
          <text:p text:style-name="P4"><text:span text:style-name="T2">- 2x USB-A Por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5cm" svg:height="1.591cm" svg:x="24.75cm" svg:y="16cm">
          <text:p text:style-name="P4"><text:span text:style-name="T4">Keyboard</text:span></text:p>
          <text:p text:style-name="P4"><text:span text:style-name="T2">USB-A por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5cm" svg:height="1.591cm" svg:x="24.75cm" svg:y="17.909cm">
          <text:p text:style-name="P4"><text:span text:style-name="T4">Mouse</text:span></text:p>
          <text:p text:style-name="P4"><text:span text:style-name="T2">USB-A 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5.25cm" svg:height="4.05cm" svg:x="5.8cm" svg:y="8.5cm">
          <text:p text:style-name="P4"><text:span text:style-name="T4">SBC/SOM <text:s text:c="7"/>Module</text:span><text:span text:style-name="T4"><text:line-break/></text:span><text:span text:style-name="T4">PC/104-Plus</text:span><text:span text:style-name="T4"><text:line-break/></text:span><text:span text:style-name="T4"/></text:p>
          <text:p text:style-name="P4"><text:span text:style-name="T2">i.e. </text:span></text:p>
          <text:p text:style-name="P4"><text:span text:style-name="T2">Vortex86-based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7.05cm" svg:y1="12.825cm" svg:x2="18.5cm" svg:y2="15.025cm" draw:start-shape="id1" draw:start-glue-point="1" draw:end-shape="id2" draw:end-glue-point="3" svg:d="M17050 12825h725v2200h725" svg:viewBox="0 0 1451 2201">
          <text:p/>
        </draw:connector>
        <draw:connector draw:style-name="gr6" draw:text-style-name="P6" draw:layer="layout" svg:x1="24.75cm" svg:y1="16.795cm" svg:x2="23.15cm" svg:y2="17.825cm" draw:start-shape="id3" draw:start-glue-point="3" draw:end-shape="id4" draw:end-glue-point="1" svg:d="M24750 16795h-800v1030h-800" svg:viewBox="0 0 1601 1031">
          <text:p/>
        </draw:connector>
        <draw:connector draw:style-name="gr6" draw:text-style-name="P6" draw:layer="layout" svg:x1="24.75cm" svg:y1="18.704cm" svg:x2="23.15cm" svg:y2="17.825cm" draw:start-shape="id5" draw:start-glue-point="3" draw:end-shape="id4" svg:d="M24750 18704h-800v-879h-800" svg:viewBox="0 0 1601 880">
          <text:p/>
        </draw:connector>
        <draw:connector draw:style-name="gr6" draw:text-style-name="P6" draw:layer="layout" svg:x1="18.5cm" svg:y1="17.825cm" svg:x2="17.05cm" svg:y2="12.825cm" draw:start-shape="id4" draw:start-glue-point="3" draw:end-shape="id1" draw:end-glue-point="1" svg:d="M18500 17825h-725v-5000h-725" svg:viewBox="0 0 1451 5001">
          <text:p/>
        </draw:connector>
        <draw:custom-shape draw:style-name="gr3" draw:text-style-name="P5" xml:id="id2" draw:id="id2" draw:layer="layout" svg:width="4.65cm" svg:height="2.65cm" svg:x="18.5cm" svg:y="13.7cm">
          <text:p text:style-name="P4"><text:span text:style-name="T4">Legacy I/O</text:span></text:p>
          <text:p text:style-name="P4"><text:span text:style-name="T2">RS-232</text:span></text:p>
          <text:p text:style-name="P4"><text:span text:style-name="T2">LPT</text:span></text:p>
          <text:p text:style-name="P4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6" draw:id="id6" draw:layer="layout" svg:width="4.65cm" svg:height="1.45cm" svg:x="18.5cm" svg:y="12.1cm">
          <text:p text:style-name="P4"><text:span text:style-name="T4">Ethernet</text:span></text:p>
          <text:p text:style-name="P4"><text:span text:style-name="T2">10/100Mbit/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7.05cm" svg:y1="12.825cm" svg:x2="18.5cm" svg:y2="12.825cm" draw:start-shape="id1" draw:start-glue-point="1" draw:end-shape="id6" draw:end-glue-point="3" svg:d="M17050 12825h1450" svg:viewBox="0 0 1451 1">
          <text:p/>
        </draw:connector>
        <draw:connector draw:style-name="gr8" draw:text-style-name="P6" draw:layer="layout" svg:x1="8.425cm" svg:y1="12.55cm" svg:x2="11.8cm" svg:y2="12.825cm" draw:start-shape="id7" draw:start-glue-point="2" draw:end-shape="id1" draw:end-glue-point="3" svg:d="M8425 12550v275h3375" svg:viewBox="0 0 3376 276">
          <text:p text:style-name="P7"/>
        </draw:connector>
        <draw:custom-shape draw:style-name="gr7" draw:text-style-name="P5" xml:id="id8" draw:id="id8" draw:layer="layout" svg:width="4.65cm" svg:height="1.45cm" svg:x="18.5cm" svg:y="10.5cm">
          <text:p text:style-name="P4"><text:span text:style-name="T4">USB</text:span></text:p>
          <text:p text:style-name="P4"><text:span text:style-name="T2">2x 2.0 USB-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7.05cm" svg:y1="12.825cm" svg:x2="18.5cm" svg:y2="11.225cm" draw:start-shape="id1" draw:start-glue-point="1" draw:end-shape="id8" draw:end-glue-point="3" svg:d="M17050 12825h725v-1600h725" svg:viewBox="0 0 1451 1601">
          <text:p/>
        </draw:connector>
        <draw:custom-shape draw:style-name="gr9" draw:text-style-name="P5" xml:id="id12" draw:id="id12" draw:layer="layout" svg:width="6cm" svg:height="0.95cm" svg:x="16.75cm" svg:y="3.8cm">
          <text:p text:style-name="P4"><text:span text:style-name="T4">PCI Slot </text:span><text:span text:style-name="T2">3,3 &amp; 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1" draw:id="id11" draw:layer="layout" svg:width="6cm" svg:height="0.95cm" svg:x="16.75cm" svg:y="5.2cm">
          <text:p text:style-name="P4"><text:span text:style-name="T4">ISA Slot </text:span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9" draw:id="id9" draw:layer="layout" svg:width="5cm" svg:height="2.3cm" svg:x="12.05cm" svg:y="6.55cm">
          <text:p text:style-name="P8"><text:span text:style-name="T2">PC/104-Plus</text:span><text:span text:style-name="T2"><text:line-break/></text:span><text:span text:style-name="T2">Modules</text:span></text:p>
          <text:p text:style-name="P8"><text:span text:style-name="T2"/></text:p>
          <text:p text:style-name="P8"><text:span text:style-name="T2">i.e. PicoGUS104+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0" draw:id="id10" draw:layer="layout" svg:width="4.65cm" svg:height="1.7cm" svg:x="18.5cm" svg:y="6.85cm">
          <text:p text:style-name="P4"><text:span text:style-name="T4">Audio + USB</text:span></text:p>
          <text:p text:style-name="P4"><text:span text:style-name="T2">Sound &amp; Game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1" draw:layer="layout" svg:x1="11.05cm" svg:y1="10.525cm" svg:x2="14.55cm" svg:y2="8.85cm" draw:start-shape="id7" draw:start-glue-point="1" draw:end-shape="id9" draw:end-glue-point="2" svg:d="M11050 10525h3500v-1675" svg:viewBox="0 0 3501 1676">
          <text:p text:style-name="P10"><text:span text:style-name="T5">PC/104-Plus</text:span></text:p>
          <text:p text:style-name="P10"><text:span text:style-name="T5">(PCI+ISA)</text:span></text:p>
        </draw:connector>
        <draw:connector draw:style-name="gr6" draw:text-style-name="P6" draw:layer="layout" svg:x1="17.05cm" svg:y1="7.7cm" svg:x2="18.5cm" svg:y2="7.7cm" draw:start-shape="id9" draw:start-glue-point="1" draw:end-shape="id10" draw:end-glue-point="3" svg:d="M17050 7700h1450" svg:viewBox="0 0 1451 1">
          <text:p/>
        </draw:connector>
        <draw:connector draw:style-name="gr8" draw:text-style-name="P11" draw:layer="layout" svg:x1="14.55cm" svg:y1="6.55cm" svg:x2="16.75cm" svg:y2="5.675cm" draw:start-shape="id9" draw:start-glue-point="0" draw:end-shape="id11" draw:end-glue-point="3" svg:d="M14550 6550v-875h2200" svg:viewBox="0 0 2201 876">
          <text:p text:style-name="P10"><text:span text:style-name="T5">ISA</text:span></text:p>
        </draw:connector>
        <draw:connector draw:style-name="gr8" draw:text-style-name="P11" draw:layer="layout" svg:x1="14.55cm" svg:y1="6.55cm" svg:x2="16.75cm" svg:y2="4.275cm" draw:start-shape="id9" draw:start-glue-point="0" draw:end-shape="id12" draw:end-glue-point="3" svg:d="M14550 6550v-2275h2200" svg:viewBox="0 0 2201 2276">
          <text:p text:style-name="P10"><text:span text:style-name="T5">PCI</text:span></text:p>
          <text:p text:style-name="P10"><text:span text:style-name="T5"/></text:p>
          <text:p text:style-name="P10"><text:span text:style-name="T5"/></text:p>
          <text:p text:style-name="P10"><text:span text:style-name="T5"/></text:p>
        </draw:connector>
        <draw:connector draw:style-name="gr6" draw:text-style-name="P6" draw:layer="layout" svg:x1="14.425cm" svg:y1="13.95cm" svg:x2="14.425cm" svg:y2="16cm" draw:start-shape="id1" draw:start-glue-point="2" draw:end-shape="id13" draw:end-glue-point="0" svg:d="M14425 13950v2050" svg:viewBox="0 0 1 2051">
          <text:p/>
        </draw:connector>
        <draw:custom-shape draw:style-name="gr12" draw:text-style-name="P5" xml:id="id1" draw:id="id1" draw:layer="layout" svg:width="5.25cm" svg:height="2.25cm" svg:x="11.8cm" svg:y="11.7cm">
          <text:p text:style-name="P4"><text:span text:style-name="T4">Onboard-I/O</text:span></text:p>
          <text:p text:style-name="P4"><text:span text:style-name="T2">Header Conne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13" draw:id="id13" draw:layer="layout" svg:width="5.25cm" svg:height="3.55cm" svg:x="11.8cm" svg:y="16cm">
          <text:p text:style-name="P4"><text:span text:style-name="T4">Storage</text:span></text:p>
          <text:p text:style-name="P4"><text:span text:style-name="T2"><text:line-break/></text:span><text:span text:style-name="T2">IDE → SATA Adaptor</text:span><text:span text:style-name="T2"><text:line-break/></text:span><text:span text:style-name="T2"><text:line-break/></text:span><text:span text:style-name="T2">2x S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4" draw:id="id14" draw:layer="layout" svg:width="4.75cm" svg:height="2.1cm" svg:x="6.9cm" svg:y="17.4cm">
          <text:p text:style-name="P4"><text:span text:style-name="T4">Internal Headers</text:span><text:span text:style-name="T4"><text:line-break/></text:span><text:span text:style-name="T2">Front-Panel I/O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825cm" svg:x1="14.425cm" svg:y1="13.95cm" svg:x2="9.275cm" svg:y2="17.4cm" draw:start-shape="id1" draw:start-glue-point="2" draw:end-shape="id14" draw:end-glue-point="0" svg:d="M14425 13950v900h-5150v2550" svg:viewBox="0 0 5151 3451">
          <text:p/>
        </draw:connector>
        <draw:custom-shape draw:style-name="gr15" draw:text-style-name="P5" xml:id="id15" draw:id="id15" draw:layer="layout" svg:width="4.75cm" svg:height="5.35cm" svg:x="1.9cm" svg:y="14.15cm">
          <text:p text:style-name="P4"><text:span text:style-name="T4">Power</text:span><text:span text:style-name="T4"><text:line-break/></text:span><text:span text:style-name="T4">Connection</text:span><text:span text:style-name="T4"><text:line-break/></text:span><text:span text:style-name="T4"><text:line-break/></text:span><text:span text:style-name="T2">Flexible</text:span><text:span text:style-name="T2"><text:line-break/></text:span><text:span text:style-name="T2">- ATX</text:span><text:span text:style-name="T2"><text:line-break/></text:span><text:span text:style-name="T2">- ATX12VO</text:span><text:span text:style-name="T2"><text:line-break/></text:span><text:span text:style-name="T2">- 12V DC</text:span><text:span text:style-name="T2"><text:line-break/></text:span><text:span text:style-name="T2">- USB-PD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svg:x1="4.275cm" svg:y1="14.15cm" svg:x2="12.05cm" svg:y2="7.7cm" draw:start-shape="id15" draw:start-glue-point="0" draw:end-shape="id9" draw:end-glue-point="3" svg:d="M4275 14150v-6450h7775" svg:viewBox="0 0 7776 6451">
          <text:p text:style-name="P10"><text:span text:style-name="T5"/></text:p>
        </draw:connector>
        <draw:connector draw:style-name="gr16" draw:text-style-name="P13" draw:layer="layout" svg:x1="4.275cm" svg:y1="14.15cm" svg:x2="5.8cm" svg:y2="10.525cm" draw:start-shape="id15" draw:start-glue-point="0" draw:end-shape="id7" draw:end-glue-point="3" svg:d="M4275 14150v-3625h1525" svg:viewBox="0 0 1526 3626"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>Power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612 Mono" svg:font-family="'B612 Mono'" style:font-pitch="fixed"/>
    <style:font-face style:name="B612 Mono1" svg:font-family="'B612 Mono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8T14:26:10.125670082</meta:creation-date>
    <dc:date>2025-06-30T01:18:59.633396780</dc:date>
    <meta:editing-duration>PT3H14M53S</meta:editing-duration>
    <meta:editing-cycles>5</meta:editing-cycles>
    <meta:generator>LibreOffice/7.3.7.2$Linux_X86_64 LibreOffice_project/30$Build-2</meta:generator>
    <meta:document-statistic meta:object-count="32"/>
  </office:meta>
</office:document-meta>
</file>